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in" fo:text-align="end" style:justify-single-word="false" fo:text-indent="0in" style:auto-text-indent="false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9d637"/>
    </style:style>
    <style:style style:name="P4" style:family="paragraph" style:parent-style-name="Standard">
      <style:paragraph-properties fo:margin-top="0in" fo:margin-bottom="0.1665in" style:contextual-spacing="false" fo:text-align="justify" style:justify-single-word="false" style:writing-mode="rl-tb"/>
      <style:text-properties officeooo:paragraph-rsid="0009d63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style:language-complex="fa" style:country-complex="IR"/>
    </style:style>
    <style:style style:name="T3" style:family="text">
      <style:text-properties fo:font-size="16pt" style:font-size-asian="16pt" style:font-size-complex="12pt"/>
    </style:style>
    <style:style style:name="T4" style:family="text">
      <style:text-properties fo:font-size="16pt" fo:font-weight="bold" style:font-size-asian="16pt" style:font-weight-asian="bold" style:font-size-complex="12pt" style:font-weight-complex="bold"/>
    </style:style>
    <style:style style:name="T5" style:family="text">
      <style:text-properties officeooo:rsid="000d6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text:s/>مرکز تعالی هوش مصنوعی و داده‌های پیشرفته در پاییز ۱۴۰۲ به طور رسمی شروع به فعالیت کرد. اعضای این مرکز متشکل از افراد متخصص دانشگاهی و مرتبط با صنعت مالی با سال‌ها تجربه اجرایی می‌باشد. رسالت و ماموریت این مرکز تعالی، <text:s/>اجرا، پیاده‌سازی، نظارت و آموزش در حوزه هوش مصنوعی و داده متناسب با نیازمندی بانک ملت و همگام با دانش روز دنیا می‌باشد. <text:s/>در همین راستا، چندین پروژه و محصول در این مرکز <text:s/>اجرا و در حال راه‌اندازی می‌باشد که از مهمترین آ‌ن‌ها می‌توان به سه محصول&lt;/<text:span text:style-name="T5">b</text:span>&gt; توصیه‌گر وام&lt;<text:span text:style-name="T5">b</text:span>&gt;، سامانه پیدا کردن لینک‌های جعلی و سامانه تحلیل احساس کاربران اشاره کرد. بعلاوه این مرکز در <text:s/>حوزه آموزش، اقدام به برگزاری کارگاه آموزشی و انتشار آموزش‌های مدون متنی در حوزه هوش مصنوعی در سطح مرکز تحول دیجیتال نموده است.</text:p>
      <text:p text:style-name="P1"/>
      <text:p text:style-name="P1"/>
      <text:p text:style-name="P1"/>
      <text:p text:style-name="P1">سامانه توصیه گر وام</text:p>
      <text:p text:style-name="P2"/>
      <text:p text:style-name="P2">یکی از مسائل مهم مشتریان بانکی، پیدا کردن متناسب‌ترین وام با شرایط و خواسته‌های خود می‌باشد. همچنین آگاهی از انواع وام‌ها و شرایط لازم جهت گرفتن آن‌ها از دیگر دغدغه‌های مشتریان می‌باشد. در سامانه توصیه‌گر وام، کاربران به آسانی و به صورت ۷/۲۴ امکان بررسی انواع وام‌ها بر اساس شرایط و نیازمندیشان را دارند. بعلاوه، این سامانه می‌تواند بهترین وام‌های متناسب با کاربران و مشتریان بانک را توصیه کند. </text:p>
      <text:p text:style-name="P1"/>
      <text:p text:style-name="P1"/>
      <text:p text:style-name="P1"/>
      <text:p text:style-name="P1"/>
      <text:p text:style-name="P1"/>
      <text:p text:style-name="P1">سامانه لینک جعلی</text:p>
      <text:p text:style-name="P1"/>
      <text:p text:style-name="P3" loext:marker-style-name="T2"><text:span text:style-name="T1">این محصول با هدف طراحی و پیاده‌سازی یک سامانه هوشمند تشخیص لینک‌های جعلی مرتبط با بانک ملت اجرا</text:span><text:span text:style-name="T2"> شده است. </text:span><text:span text:style-name="T1">سامانه مذکور با بهره‌گیری از تکنیک‌های پیشرفته هوش مصنوعی، به‌طور خودکار لینک‌های مشکوک را شناسایی، ارزیابی و طبقه‌بندی می‌کند. این سامانه از موتورهای جست‌وجو و الگوریتم‌های پیشرفته برای یافتن لینک‌های جعلی استفاده کرده و با ارزیابی دقیق شباهت‌ها با لینک‌های معتبر، به تشخیص لینک‌های مشکوک می‌پردازد</text:span><text:span text:style-name="T2">.</text:span></text:p>
      <text:p text:style-name="P3" loext:marker-style-name="T2"><text:span text:style-name="T1">سامانه هوشمند تشخیص فیشینگ بانک ملت می‌تواند به‌عنوان یک ابزار کارآمد در جهت افزایش امنیت و حفاظت از اطلاعات کاربران و مشتریان بانک به کار گرفته شود. </text:span></text:p>
      <text:p text:style-name="P3" loext:marker-style-name="T2"><text:span text:style-name="T1"/></text:p>
      <text:p text:style-name="P3" loext:marker-style-name="T2"><text:span text:style-name="T1"/></text:p>
      <text:p text:style-name="P3" loext:marker-style-name="T2"><text:span text:style-name="T1">سامانه تحلیل احساس کاربران</text:span></text:p>
      <text:p text:style-name="P3" loext:marker-style-name="T2"><text:span text:style-name="T1"/></text:p>
      <text:p text:style-name="P4"><text:span text:style-name="T3">یکی از مهمترین دغدغه های بانک های پیشرو در دنیا بهبود و ارتقا تجربه کاربران است. یکی از بهترین منابع آنالیز تجربه کاربران، نظرات آنان در خصوص اپلیکیشن ها و سامانه ها میباشد. درنتیجه بررسی این نظرات در خصوص اپلیکیشن های بانکی میتواند تحلیل بسیار مناسبی به بانک ارائه دهد. <text:s/>راه حل پیشنهادی طراحی و پیاده سازی سامانه آنالیز و تحلیل احساسات و متون نظرات کاربران مبتنی بر هوش مصنوعی است. در این سامانه امکان استخراج و تحلیل تمام اپلیکیشن های بانکی داخلی و خارجی وجود داشته و در فاز توسعه آن بحث سیستم توصیه گر مدنظر قرار خواهد گرفت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6:16:27.910575900</meta:creation-date>
    <dc:date>2025-05-05T18:18:03.727491695</dc:date>
    <meta:editing-duration>PT1H11M3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402" meta:character-count="2197" meta:non-whitespace-character-count="1795"/>
  </office:meta>
</office:document-meta>
</file>